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Roboto, Oxygen-Sans, Ubuntu, Cantarell, 'Helvetica Neue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apple-system" fo:font-size="22.5pt" fo:letter-spacing="normal" fo:font-style="normal" fo:font-weight="normal"/>
    </style:style>
    <style:style style:name="P2" style:family="paragraph" style:parent-style-name="Heading_20_3">
      <style:paragraph-properties fo:margin-left="0in" fo:margin-right="0in" fo:margin-top="0.2083in" fo:margin-bottom="0.1043in" loext:contextual-spacing="false" fo:line-height="110%" fo:orphans="2" fo:widows="2" fo:text-indent="0in" style:auto-text-indent="false"/>
    </style:style>
    <style:style style:name="P3" style:family="paragraph" style:parent-style-name="Heading_20_3">
      <style:paragraph-properties fo:margin-top="0.2083in" fo:margin-bottom="0.1043in" loext:contextual-spacing="false" fo:line-height="110%"/>
    </style:style>
    <style:style style:name="P4" style:family="paragraph" style:parent-style-name="Preformatted_20_Text">
      <loext:graphic-properties draw:fill="solid" draw:fill-color="#333333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font-variant="normal" fo:text-transform="none" fo:color="#ffffff" style:font-name="Menlo" fo:font-size="9.75pt" fo:letter-spacing="normal" fo:font-style="normal" fo:font-weight="normal"/>
    </style:style>
    <style:style style:name="P5" style:family="paragraph" style:parent-style-name="Preformatted_20_Text" style:list-style-name="L1">
      <loext:graphic-properties draw:fill="solid" draw:fill-color="#333333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font-variant="normal" fo:text-transform="none" fo:color="#ffffff" style:font-name="Menlo" fo:font-size="9.75pt" fo:letter-spacing="normal" fo:font-style="normal" fo:font-weight="normal"/>
    </style:style>
    <style:style style:name="P6" style:family="paragraph" style:parent-style-name="Preformatted_20_Text" style:list-style-name="L2">
      <loext:graphic-properties draw:fill="solid" draw:fill-color="#333333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font-variant="normal" fo:text-transform="none" fo:color="#ffffff" style:font-name="Menlo" fo:font-size="9.75pt" fo:letter-spacing="normal" fo:font-style="normal" fo:font-weight="normal"/>
    </style:style>
    <style:style style:name="P7" style:family="paragraph" style:parent-style-name="Preformatted_20_Text" style:list-style-name="L3">
      <loext:graphic-properties draw:fill="solid" draw:fill-color="#333333" draw:opacity="100%"/>
      <style:paragraph-properties fo:margin-left="0in" fo:margin-right="0in" fo:margin-top="0in" fo:margin-bottom="0.1043in" loext:contextual-spacing="false" fo:line-height="142%" fo:orphans="2" fo:widows="2" fo:text-indent="0in" style:auto-text-indent="false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font-variant="normal" fo:text-transform="none" fo:color="#ffffff" style:font-name="Menlo" fo:font-size="9.75pt" fo:letter-spacing="normal" fo:font-style="normal" fo:font-weight="normal"/>
    </style:style>
    <style:style style:name="P8" style:family="paragraph" style:parent-style-name="Preformatted_20_Text" style:list-style-name="L4">
      <loext:graphic-properties draw:fill="solid" draw:fill-color="#333333" draw:opacity="100%"/>
      <style:paragraph-properties fo:margin-left="0in" fo:margin-right="0in" fo:margin-top="0in" fo:margin-bottom="0.1043in" loext:contextual-spacing="false" fo:line-height="142%" fo:text-indent="0in" style:auto-text-indent="false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color="#ffffff" style:font-name="Menlo" fo:font-size="9.75pt"/>
    </style:style>
    <style:style style:name="P9" style:family="paragraph" style:parent-style-name="Preformatted_20_Text">
      <loext:graphic-properties draw:fill="solid" draw:fill-color="#333333" draw:opacity="100%"/>
      <style:paragraph-properties fo:margin-top="0in" fo:margin-bottom="0.1043in" loext:contextual-spacing="false" fo:line-height="142%" fo:orphans="2" fo:widows="2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font-variant="normal" fo:text-transform="none" fo:color="#cccccc" style:font-name="Menlo" fo:font-size="9.75pt" fo:letter-spacing="normal" fo:font-style="normal" fo:font-weight="normal"/>
    </style:style>
    <style:style style:name="P10" style:family="paragraph" style:parent-style-name="Preformatted_20_Text" style:list-style-name="L1">
      <loext:graphic-properties draw:fill="solid" draw:fill-color="#333333" draw:opacity="100%"/>
      <style:paragraph-properties fo:margin-top="0in" fo:margin-bottom="0.1043in" loext:contextual-spacing="false" fo:line-height="142%" fo:orphans="2" fo:widows="2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font-variant="normal" fo:text-transform="none" fo:color="#cccccc" style:font-name="Menlo" fo:font-size="9.75pt" fo:letter-spacing="normal" fo:font-style="normal" fo:font-weight="normal"/>
    </style:style>
    <style:style style:name="P11" style:family="paragraph" style:parent-style-name="Preformatted_20_Text" style:list-style-name="L2">
      <loext:graphic-properties draw:fill="solid" draw:fill-color="#333333" draw:opacity="100%"/>
      <style:paragraph-properties fo:margin-top="0in" fo:margin-bottom="0.1043in" loext:contextual-spacing="false" fo:line-height="142%" fo:orphans="2" fo:widows="2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font-variant="normal" fo:text-transform="none" fo:color="#cccccc" style:font-name="Menlo" fo:font-size="9.75pt" fo:letter-spacing="normal" fo:font-style="normal" fo:font-weight="normal"/>
    </style:style>
    <style:style style:name="P12" style:family="paragraph" style:parent-style-name="Preformatted_20_Text" style:list-style-name="L3">
      <loext:graphic-properties draw:fill="solid" draw:fill-color="#333333" draw:opacity="100%"/>
      <style:paragraph-properties fo:margin-top="0in" fo:margin-bottom="0.1043in" loext:contextual-spacing="false" fo:line-height="142%" fo:orphans="2" fo:widows="2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font-variant="normal" fo:text-transform="none" fo:color="#cccccc" style:font-name="Menlo" fo:font-size="9.75pt" fo:letter-spacing="normal" fo:font-style="normal" fo:font-weight="normal"/>
    </style:style>
    <style:style style:name="P13" style:family="paragraph" style:parent-style-name="Preformatted_20_Text">
      <loext:graphic-properties draw:fill="solid" draw:fill-color="#333333" draw:opacity="100%"/>
      <style:paragraph-properties fo:margin-top="0in" fo:margin-bottom="0.1043in" loext:contextual-spacing="false" fo:line-height="142%" fo:orphans="2" fo:widows="2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font-variant="normal" fo:text-transform="none" fo:color="#ffffff" fo:letter-spacing="normal"/>
    </style:style>
    <style:style style:name="P14" style:family="paragraph" style:parent-style-name="Preformatted_20_Text" style:list-style-name="L3">
      <loext:graphic-properties draw:fill="solid" draw:fill-color="#333333" draw:opacity="100%"/>
      <style:paragraph-properties fo:margin-top="0in" fo:margin-bottom="0.1043in" loext:contextual-spacing="false" fo:line-height="142%" fo:orphans="2" fo:widows="2" fo:background-color="#333333" fo:padding-left="0.3126in" fo:padding-right="0in" fo:padding-top="0.2083in" fo:padding-bottom="0.2083in" fo:border-left="0.06pt solid #cccccc" fo:border-right="none" fo:border-top="0.06pt solid #cccccc" fo:border-bottom="0.06pt solid #cccccc"/>
      <style:text-properties fo:font-variant="normal" fo:text-transform="none" fo:color="#ffffff" fo:letter-spacing="normal"/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.1043in" loext:contextual-spacing="false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18" style:family="paragraph" style:parent-style-name="Text_20_body" style:list-style-name="L3">
      <style:paragraph-properties fo:margin-left="0in" fo:margin-right="0in" fo:margin-top="0in" fo:margin-bottom="0.1043in" loext:contextual-spacing="false" fo:orphans="2" fo:widows="2" fo:text-indent="0in" style:auto-text-indent="false"/>
    </style:style>
    <style:style style:name="P19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apple-system" fo:font-size="10.5pt" fo:letter-spacing="normal" fo:font-style="normal" fo:font-weight="normal"/>
    </style:style>
    <style:style style:name="P20" style:family="paragraph" style:parent-style-name="Text_20_body" style:list-style-name="L1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apple-system" fo:font-size="10.5pt" fo:letter-spacing="normal" fo:font-style="normal" fo:font-weight="normal"/>
    </style:style>
    <style:style style:name="P21" style:family="paragraph" style:parent-style-name="Text_20_body" style:list-style-name="L2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apple-system" fo:font-size="10.5pt" fo:letter-spacing="normal" fo:font-style="normal" fo:font-weight="normal"/>
    </style:style>
    <style:style style:name="P22" style:family="paragraph" style:parent-style-name="Text_20_body" style:list-style-name="L3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apple-system" fo:font-size="10.5pt" fo:letter-spacing="normal" fo:font-style="normal" fo:font-weight="normal"/>
    </style:style>
    <style:style style:name="P23" style:family="paragraph" style:parent-style-name="Text_20_body" style:list-style-name="L4">
      <style:paragraph-properties fo:margin-left="0in" fo:margin-right="0in" fo:margin-top="0in" fo:margin-bottom="0.1043in" loext:contextual-spacing="false" fo:text-indent="0in" style:auto-text-indent="false"/>
    </style:style>
    <style:style style:name="T1" style:family="text">
      <style:text-properties fo:font-variant="normal" fo:text-transform="none" fo:color="#333333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Menlo" fo:font-size="10.5pt" fo:letter-spacing="normal" fo:font-style="normal" fo:font-weight="bold" loext:padding="0in" loext:border="none"/>
    </style:style>
    <style:style style:name="T3" style:family="text">
      <style:text-properties fo:font-variant="normal" fo:text-transform="none" fo:color="#2a4e68" style:font-name="apple-system" fo:font-size="18pt" fo:letter-spacing="normal" fo:font-style="normal" fo:font-weight="normal"/>
    </style:style>
    <style:style style:name="T4" style:family="text">
      <style:text-properties fo:font-variant="normal" fo:text-transform="none" fo:color="#2a4e68" style:font-name="apple-system" fo:font-size="22.5pt" fo:letter-spacing="normal" fo:font-style="normal" fo:font-weight="normal"/>
    </style:style>
    <style:style style:name="T5" style:family="text">
      <style:text-properties fo:font-variant="normal" fo:text-transform="none" fo:color="#2a4e68" style:font-name="inherit" fo:font-size="18pt" fo:letter-spacing="normal" fo:font-style="normal" fo:font-weight="normal"/>
    </style:style>
    <style:style style:name="T6" style:family="text">
      <style:text-properties fo:font-variant="normal" fo:text-transform="none" fo:color="#ffffff" style:font-name="apple-system" fo:font-size="18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7" style:family="text">
      <style:text-properties fo:font-variant="normal" fo:text-transform="none" fo:color="#ffffff" style:font-name="apple-system" fo:font-size="22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fo:color="#ffffff" style:font-name="inherit" fo:font-size="18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9" style:family="text">
      <style:text-properties fo:font-weight="bold"/>
    </style:style>
    <style:style style:name="T10" style:family="text">
      <style:text-properties style:font-name="Menlo" fo:font-size="9.75pt" fo:font-style="normal" fo:font-weight="normal"/>
    </style:style>
    <style:style style:name="T11" style:family="text">
      <style:text-properties fo:color="#aaaaaa"/>
    </style:style>
    <style:style style:name="T12" style:family="text">
      <style:text-properties fo:color="#2a4e68" style:font-name="inherit" fo:font-size="18pt" fo:font-weight="normal"/>
    </style:style>
    <style:style style:name="T13" style:family="text">
      <style:text-properties fo:color="#ffffff" style:font-name="inherit" fo:font-size="18pt" style:text-underline-style="solid" style:text-underline-width="auto" style:text-underline-color="font-color" fo:font-weight="normal" fo:background-color="transparent" loext:char-shading-value="0"/>
    </style:style>
    <style:style style:name="T14" style:family="text">
      <style:text-properties fo:color="#ed9d13"/>
    </style:style>
    <style:style style:name="T15" style:family="text">
      <style:text-properties fo:color="#24909d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Manage projects, users, and roles</text:h>
      <text:p text:style-name="P17"><text:span text:style-name="T1">As an administrator, you manage projects, users, and roles. Projects are organizational units in the cloud to which you can assign users. Projects are also known as </text:span><text:span text:style-name="Emphasis"><text:span text:style-name="T1">projects</text:span></text:span><text:span text:style-name="T1"> or </text:span><text:span text:style-name="Emphasis"><text:span text:style-name="T1">accounts</text:span></text:span><text:span text:style-name="T1">. Users can be members of one or more projects. Roles define which actions users can perform. You assign roles to user-project pairs.</text:span></text:p>
      <text:p text:style-name="Text_20_body"><text:line-break/><text:span text:style-name="T1">You can define actions for OpenStack service roles in the </text:span><text:span text:style-name="Source_20_Text"><text:span text:style-name="T2">/etc/PROJECT/policy.json</text:span></text:span><text:span text:style-name="T1"> files. For example, define actions for Compute service roles in the </text:span><text:span text:style-name="Source_20_Text"><text:span text:style-name="T2">/etc/nova/policy.json</text:span></text:span><text:span text:style-name="T1"> file.</text:span></text:p>
      <text:p text:style-name="P19">You can manage projects, users, and roles independently from each other.</text:p>
      <text:p text:style-name="P19">During cloud set up, the operator defines at least one project, user, and role.</text:p>
      <text:p text:style-name="P19">You can add, update, and delete projects and users, assign users to one or more projects, and change or remove the assignment. To enable or temporarily disable a project or user, update that project or user. You can also change quotas at the project level.</text:p>
      <text:p text:style-name="P19">Before you can delete a user account, you must remove the user account from its primary project.</text:p>
      <text:p text:style-name="Text_20_body"><text:line-break/><text:span text:style-name="T1">List all projects with their ID, name, and whether they are enabled or disabled:</text:span></text:p>
      <text:p text:style-name="P4"><text:span text:style-name="T11">$</text:span> openstack project list</text:p>
      <text:p text:style-name="P9">+----------------------------------+--------------------+</text:p>
      <text:p text:style-name="P9">| ID <text:s text:c="30"/>| Name <text:s text:c="14"/>|</text:p>
      <text:p text:style-name="P9">+----------------------------------+--------------------+</text:p>
      <text:p text:style-name="P9">| f7ac731cc11f40efbc03a9f9e1d1d21f | admin <text:s text:c="13"/>|</text:p>
      <text:p text:style-name="P9">| c150ab41f0d9443f8874e32e725a4cc8 | alt_demo <text:s text:c="10"/>|</text:p>
      <text:p text:style-name="P9">| a9debfe41a6d4d09a677da737b907d5e | demo <text:s text:c="14"/>|</text:p>
      <text:p text:style-name="P9">| 9208739195a34c628c58c95d157917d7 | invisible_to_admin |</text:p>
      <text:p text:style-name="P9">| 3943a53dc92a49b2827fae94363851e1 | service <text:s text:c="11"/>|</text:p>
      <text:p text:style-name="P9">| 80cab5e1f02045abad92a2864cfd76cb | test_project <text:s text:c="6"/>|</text:p>
      <text:p text:style-name="P9">+----------------------------------+--------------------+</text:p>
      <text:h text:style-name="Heading_20_3" text:outline-level="3"><text:span text:style-name="T3">Create a project</text:span><text:a xlink:type="simple" xlink:href="https://docs.openstack.org/keystone/pike/admin/cli-manage-projects-users-and-roles.html#create-a-project" text:style-name="Internet_20_link" text:visited-style-name="Visited_20_Internet_20_Link"><text:span text:style-name="T6">¶</text:span></text:a></text:h>
      <text:p text:style-name="P17"><text:span text:style-name="T1">Create a project named </text:span><text:span text:style-name="Source_20_Text"><text:span text:style-name="T2">new-project</text:span></text:span><text:span text:style-name="T1">:</text:span></text:p>
      <text:p text:style-name="P4"><text:span text:style-name="T11">$</text:span> openstack project create --description <text:span text:style-name="T14">'my new project'</text:span> new-project <text:span text:style-name="T14">\</text:span></text:p>
      <text:p text:style-name="P13"><text:soft-page-break/><text:s text:c="2"/><text:span text:style-name="T10">--domain default</text:span></text:p>
      <text:p text:style-name="P9">+-------------+----------------------------------+</text:p>
      <text:p text:style-name="P9">| Field <text:s text:c="6"/>| Value <text:s text:c="27"/>|</text:p>
      <text:p text:style-name="P9">+-------------+----------------------------------+</text:p>
      <text:p text:style-name="P9">| description | my new project <text:s text:c="18"/>|</text:p>
      <text:p text:style-name="P9">| domain_id <text:s text:c="2"/>| e601210181f54843b51b3edff41d4980 |</text:p>
      <text:p text:style-name="P9">| enabled <text:s text:c="4"/>| True <text:s text:c="28"/>|</text:p>
      <text:p text:style-name="P9">| id <text:s text:c="9"/>| 1a4a0618b306462c9830f876b0bd6af2 |</text:p>
      <text:p text:style-name="P9">| is_domain <text:s text:c="2"/>| False <text:s text:c="27"/>|</text:p>
      <text:p text:style-name="P9">| name <text:s text:c="7"/>| new-project <text:s text:c="21"/>|</text:p>
      <text:p text:style-name="P9">| parent_id <text:s text:c="2"/>| e601210181f54843b51b3edff41d4980 |</text:p>
      <text:p text:style-name="P9">+-------------+----------------------------------+</text:p>
      <text:list xml:id="list3840764730" text:style-name="L1">
        <text:list-item>
          <text:p text:style-name="P20">To temporarily disable a project:</text:p>
          <text:p text:style-name="P5"><text:span text:style-name="T11">$</text:span> openstack project <text:span text:style-name="T15">set</text:span> PROJECT_ID --disable</text:p>
        </text:list-item>
        <text:list-item>
          <text:p text:style-name="P20">To enable a disabled project:</text:p>
          <text:p text:style-name="P5"><text:span text:style-name="T11">$</text:span> openstack project <text:span text:style-name="T15">set</text:span> PROJECT_ID --enable</text:p>
        </text:list-item>
        <text:list-item>
          <text:p text:style-name="P20">To update the name of a project:</text:p>
          <text:p text:style-name="P5"><text:span text:style-name="T11">$</text:span> openstack project <text:span text:style-name="T15">set</text:span> PROJECT_ID --name project-new</text:p>
        </text:list-item>
        <text:list-item>
          <text:p text:style-name="P20">To verify your changes, show information for the updated project:</text:p>
          <text:p text:style-name="P5"><text:span text:style-name="T11">$</text:span> openstack project show PROJECT_ID</text:p>
          <text:p text:style-name="P10">+-------------+----------------------------------+</text:p>
          <text:p text:style-name="P10">| Field <text:s text:c="6"/>| Value <text:s text:c="27"/>|</text:p>
          <text:p text:style-name="P10">+-------------+----------------------------------+</text:p>
          <text:p text:style-name="P10">| description | my new project <text:s text:c="18"/>|</text:p>
          <text:p text:style-name="P10">| enabled <text:s text:c="4"/>| True <text:s text:c="28"/>|</text:p>
          <text:p text:style-name="P10"><text:soft-page-break/>| id <text:s text:c="9"/>| 0b0b995694234521bf93c792ed44247f |</text:p>
          <text:p text:style-name="P10">| name <text:s text:c="7"/>| new-project <text:s text:c="21"/>|</text:p>
          <text:p text:style-name="P10">| properties <text:s/>| <text:s text:c="33"/>|</text:p>
          <text:p text:style-name="P10">+-------------+----------------------------------+</text:p>
        </text:list-item>
      </text:list>
      <text:h text:style-name="Heading_20_3" text:outline-level="3"><text:span text:style-name="T3">Delete a project</text:span><text:a xlink:type="simple" xlink:href="https://docs.openstack.org/keystone/pike/admin/cli-manage-projects-users-and-roles.html#delete-a-project" text:style-name="Internet_20_link" text:visited-style-name="Visited_20_Internet_20_Link"><text:span text:style-name="T6">¶</text:span></text:a></text:h>
      <text:p text:style-name="P19">Specify the project ID to delete a project:</text:p>
      <text:p text:style-name="P4"><text:span text:style-name="T11">$</text:span> openstack project delete PROJECT_ID</text:p>
      <text:h text:style-name="Heading_20_2" text:outline-level="2"><text:span text:style-name="T4">Users</text:span><text:a xlink:type="simple" xlink:href="https://docs.openstack.org/keystone/pike/admin/cli-manage-projects-users-and-roles.html#users" text:style-name="Internet_20_link" text:visited-style-name="Visited_20_Internet_20_Link"><text:span text:style-name="T7">¶</text:span></text:a></text:h>
      <text:section text:style-name="Sect1" text:name="list-users">
        <text:h text:style-name="P2" text:outline-level="3"><text:span text:style-name="T5">List users</text:span><text:a xlink:type="simple" xlink:href="https://docs.openstack.org/keystone/pike/admin/cli-manage-projects-users-and-roles.html#list-users" text:style-name="Internet_20_link" text:visited-style-name="Visited_20_Internet_20_Link"><text:span text:style-name="T8">¶</text:span></text:a></text:h>
        <text:p text:style-name="P19">List all users:</text:p>
        <text:p text:style-name="P4"><text:span text:style-name="T11">$</text:span> openstack user list</text:p>
        <text:p text:style-name="P9">+----------------------------------+----------+</text:p>
        <text:p text:style-name="P9">| ID <text:s text:c="30"/>| Name <text:s text:c="4"/>|</text:p>
        <text:p text:style-name="P9">+----------------------------------+----------+</text:p>
        <text:p text:style-name="P9">| 352b37f5c89144d4ad0534139266d51f | admin <text:s text:c="3"/>|</text:p>
        <text:p text:style-name="P9">| 86c0de739bcb4802b8dc786921355813 | demo <text:s text:c="4"/>|</text:p>
        <text:p text:style-name="P9">| 32ec34aae8ea432e8af560a1cec0e881 | glance <text:s text:c="2"/>|</text:p>
        <text:p text:style-name="P9">| 7047fcb7908e420cb36e13bbd72c972c | nova <text:s text:c="4"/>|</text:p>
        <text:p text:style-name="P9">+----------------------------------+----------+</text:p>
      </text:section>
      <text:h text:style-name="Heading_20_3" text:outline-level="3"><text:span text:style-name="T3">Create a user</text:span><text:a xlink:type="simple" xlink:href="https://docs.openstack.org/keystone/pike/admin/cli-manage-projects-users-and-roles.html#create-a-user" text:style-name="Internet_20_link" text:visited-style-name="Visited_20_Internet_20_Link"><text:span text:style-name="T6">¶</text:span></text:a></text:h>
      <text:p text:style-name="P19">To create a user, you must specify a name. Optionally, you can specify a project ID, password, and email address. It is recommended that you include the project ID and password because the user cannot log in to the dashboard without this information.</text:p>
      <text:p text:style-name="P17"><text:span text:style-name="T1">Create the </text:span><text:span text:style-name="Source_20_Text"><text:span text:style-name="T2">new-user</text:span></text:span><text:span text:style-name="T1"> user:</text:span></text:p>
      <text:p text:style-name="P4"><text:soft-page-break/><text:span text:style-name="T11">$</text:span> openstack user create --project new-project --password PASSWORD new-user</text:p>
      <text:p text:style-name="P9">+------------+----------------------------------+</text:p>
      <text:p text:style-name="P9">| Field <text:s text:c="5"/>| Value <text:s text:c="27"/>|</text:p>
      <text:p text:style-name="P9">+------------+----------------------------------+</text:p>
      <text:p text:style-name="P9">| email <text:s text:c="5"/>| None <text:s text:c="28"/>|</text:p>
      <text:p text:style-name="P9">| enabled <text:s text:c="3"/>| True <text:s text:c="28"/>|</text:p>
      <text:p text:style-name="P9">| id <text:s text:c="8"/>| 6322872d9c7e445dbbb49c1f9ca28adc |</text:p>
      <text:p text:style-name="P9">| name <text:s text:c="6"/>| new-user <text:s text:c="24"/>|</text:p>
      <text:p text:style-name="P9">| project_id | 0b0b995694234521bf93c792ed44247f |</text:p>
      <text:p text:style-name="P9">| username <text:s text:c="2"/>| new-user <text:s text:c="24"/>|</text:p>
      <text:p text:style-name="P9">+------------+----------------------------------+</text:p>
      <text:h text:style-name="Heading_20_3" text:outline-level="3"><text:span text:style-name="T5">Update a user</text:span><text:a xlink:type="simple" xlink:href="https://docs.openstack.org/keystone/pike/admin/cli-manage-projects-users-and-roles.html#update-a-user" text:style-name="Internet_20_link" text:visited-style-name="Visited_20_Internet_20_Link"><text:span text:style-name="T8">¶</text:span></text:a></text:h>
      <text:section text:style-name="Sect1" text:name="update-a-user">
        <text:p text:style-name="P19">You can update the name, email address, and enabled status for a user.</text:p>
        <text:list xml:id="list992873635" text:style-name="L2">
          <text:list-item>
            <text:p text:style-name="P21">To temporarily disable a user account:</text:p>
            <text:p text:style-name="P6"><text:span text:style-name="T11">$</text:span> openstack user <text:span text:style-name="T15">set</text:span> USER_NAME --disable</text:p>
            <text:p text:style-name="P21">If you disable a user account, the user cannot log in to the dashboard. However, data for the user account is maintained, so you can enable the user at any time.</text:p>
          </text:list-item>
          <text:list-item>
            <text:p text:style-name="P21">To enable a disabled user account:</text:p>
            <text:p text:style-name="P6"><text:span text:style-name="T11">$</text:span> openstack user <text:span text:style-name="T15">set</text:span> USER_NAME --enable</text:p>
          </text:list-item>
          <text:list-item>
            <text:p text:style-name="P21">To change the name and description for a user account:</text:p>
            <text:p text:style-name="P6"><text:span text:style-name="T11">$</text:span> openstack user <text:span text:style-name="T15">set</text:span> USER_NAME --name user-new --email new-user@example.com</text:p>
            <text:p text:style-name="P11">User has been updated.</text:p>
          </text:list-item>
        </text:list>
      </text:section>
      <text:section text:style-name="Sect1" text:name="delete-a-user">
        <text:h text:style-name="P2" text:outline-level="3"><text:span text:style-name="T5">Delete a user</text:span><text:a xlink:type="simple" xlink:href="https://docs.openstack.org/keystone/pike/admin/cli-manage-projects-users-and-roles.html#delete-a-user" text:style-name="Internet_20_link" text:visited-style-name="Visited_20_Internet_20_Link"><text:span text:style-name="T8">¶</text:span></text:a></text:h>
        <text:p text:style-name="P19">Delete a specified user account:</text:p>
        <text:p text:style-name="P4"><text:soft-page-break/><text:span text:style-name="T11">$</text:span> openstack user delete USER_NAME</text:p>
      </text:section>
      <text:h text:style-name="Heading_20_2" text:outline-level="2"><text:span text:style-name="T4">Roles and role assignments</text:span><text:a xlink:type="simple" xlink:href="https://docs.openstack.org/keystone/pike/admin/cli-manage-projects-users-and-roles.html#roles-and-role-assignments" text:style-name="Internet_20_link" text:visited-style-name="Visited_20_Internet_20_Link"><text:span text:style-name="T7">¶</text:span></text:a></text:h>
      <text:section text:style-name="Sect1" text:name="list-available-roles">
        <text:h text:style-name="P2" text:outline-level="3"><text:span text:style-name="T5">List available roles</text:span><text:a xlink:type="simple" xlink:href="https://docs.openstack.org/keystone/pike/admin/cli-manage-projects-users-and-roles.html#list-available-roles" text:style-name="Internet_20_link" text:visited-style-name="Visited_20_Internet_20_Link"><text:span text:style-name="T8">¶</text:span></text:a></text:h>
        <text:p text:style-name="P19">List the available roles:</text:p>
        <text:p text:style-name="P4"><text:span text:style-name="T11">$</text:span> openstack role list</text:p>
        <text:p text:style-name="P9">+----------------------------------+---------------+</text:p>
        <text:p text:style-name="P9">| ID <text:s text:c="30"/>| Name <text:s text:c="9"/>|</text:p>
        <text:p text:style-name="P9">+----------------------------------+---------------+</text:p>
        <text:p text:style-name="P9">| 71ccc37d41c8491c975ae72676db687f | Member <text:s text:c="7"/>|</text:p>
        <text:p text:style-name="P9">| 149f50a1fe684bfa88dae76a48d26ef7 | ResellerAdmin |</text:p>
        <text:p text:style-name="P9">| 9fe2ff9ee4384b1894a90878d3e92bab | _member_ <text:s text:c="5"/>|</text:p>
        <text:p text:style-name="P9">| 6ecf391421604da985db2f141e46a7c8 | admin <text:s text:c="8"/>|</text:p>
        <text:p text:style-name="P9">| deb4fffd123c4d02a907c2c74559dccf | anotherrole <text:s text:c="2"/>|</text:p>
        <text:p text:style-name="P9">+----------------------------------+---------------+</text:p>
      </text:section>
      <text:section text:style-name="Sect1" text:name="create-a-role">
        <text:h text:style-name="P2" text:outline-level="3"><text:span text:style-name="T5">Create a role</text:span><text:a xlink:type="simple" xlink:href="https://docs.openstack.org/keystone/pike/admin/cli-manage-projects-users-and-roles.html#create-a-role" text:style-name="Internet_20_link" text:visited-style-name="Visited_20_Internet_20_Link"><text:span text:style-name="T8">¶</text:span></text:a></text:h>
        <text:p text:style-name="P19">Users can be members of multiple projects. To assign users to multiple projects, define a role and assign that role to a user-project pair.</text:p>
        <text:p text:style-name="P17"><text:span text:style-name="T1">Create the </text:span><text:span text:style-name="Source_20_Text"><text:span text:style-name="T2">new-role</text:span></text:span><text:span text:style-name="T1"> role:</text:span></text:p>
        <text:p text:style-name="P4"><text:span text:style-name="T11">$</text:span> openstack role create new-role</text:p>
        <text:p text:style-name="P9">+-----------+----------------------------------+</text:p>
        <text:p text:style-name="P9">| Field <text:s text:c="4"/>| Value <text:s text:c="27"/>|</text:p>
        <text:p text:style-name="P9">+-----------+----------------------------------+</text:p>
        <text:p text:style-name="P9">| domain_id | None <text:s text:c="28"/>|</text:p>
        <text:p text:style-name="P9">| id <text:s text:c="7"/>| a34425c884c74c8881496dc2c2e84ffc |</text:p>
        <text:p text:style-name="P9"><text:soft-page-break/>| name <text:s text:c="5"/>| new-role <text:s text:c="24"/>|</text:p>
        <text:p text:style-name="P9">+-----------+----------------------------------+</text:p>
      </text:section>
      <text:h text:style-name="Heading_20_3" text:outline-level="3"><text:span text:style-name="T3">Assign a role</text:span><text:a xlink:type="simple" xlink:href="https://docs.openstack.org/keystone/pike/admin/cli-manage-projects-users-and-roles.html#assign-a-role" text:style-name="Internet_20_link" text:visited-style-name="Visited_20_Internet_20_Link"><text:span text:style-name="T6">¶</text:span></text:a></text:h>
      <text:p text:style-name="P19">To assign a user to a project, you must assign the role to a user-project pair. To do this, you need the user, role, and project IDs.</text:p>
      <text:list xml:id="list3977889587" text:style-name="L3">
        <text:list-item>
          <text:p text:style-name="P22">List users and note the user ID you want to assign to the role:</text:p>
          <text:p text:style-name="P7"><text:span text:style-name="T11">$</text:span> openstack user list</text:p>
          <text:p text:style-name="P12">+----------------------------------+----------+</text:p>
          <text:p text:style-name="P12">| ID <text:s text:c="30"/>| Name <text:s text:c="4"/>|</text:p>
          <text:p text:style-name="P12">+----------------------------------+----------+</text:p>
          <text:p text:style-name="P12">| 6ab5800949644c3e8fb86aaeab8275c8 | admin <text:s text:c="3"/>|</text:p>
          <text:p text:style-name="P12">| dfc484b9094f4390b9c51aba49a6df34 | demo <text:s text:c="4"/>|</text:p>
          <text:p text:style-name="P12">| 55389ff02f5e40cf85a053cc1cacb20c | alt_demo |</text:p>
          <text:p text:style-name="P12">| bc52bcfd882f4d388485451c4a29f8e0 | nova <text:s text:c="4"/>|</text:p>
          <text:p text:style-name="P12">| 255388ffa6e54ec991f584cb03085e77 | glance <text:s text:c="2"/>|</text:p>
          <text:p text:style-name="P12">| 48b6e6dec364428da89ba67b654fac03 | cinder <text:s text:c="2"/>|</text:p>
          <text:p text:style-name="P12">| c094dd5a8e1d4010832c249d39541316 | neutron <text:s/>|</text:p>
          <text:p text:style-name="P12">| 6322872d9c7e445dbbb49c1f9ca28adc | new-user |</text:p>
          <text:p text:style-name="P12">+----------------------------------+----------+</text:p>
        </text:list-item>
        <text:list-item>
          <text:p text:style-name="P22">List role IDs and note the role ID you want to assign:</text:p>
          <text:p text:style-name="P7"><text:span text:style-name="T11">$</text:span> openstack role list</text:p>
          <text:p text:style-name="P12">+----------------------------------+---------------+</text:p>
          <text:p text:style-name="P12">| ID <text:s text:c="30"/>| Name <text:s text:c="9"/>|</text:p>
          <text:p text:style-name="P12">+----------------------------------+---------------+</text:p>
          <text:p text:style-name="P12">| 71ccc37d41c8491c975ae72676db687f | Member <text:s text:c="7"/>|</text:p>
          <text:p text:style-name="P12">| 149f50a1fe684bfa88dae76a48d26ef7 | ResellerAdmin |</text:p>
          <text:p text:style-name="P12">| 9fe2ff9ee4384b1894a90878d3e92bab | _member_ <text:s text:c="5"/>|</text:p>
          <text:p text:style-name="P12"><text:soft-page-break/>| 6ecf391421604da985db2f141e46a7c8 | admin <text:s text:c="8"/>|</text:p>
          <text:p text:style-name="P12">| deb4fffd123c4d02a907c2c74559dccf | anotherrole <text:s text:c="2"/>|</text:p>
          <text:p text:style-name="P12">| bef1f95537914b1295da6aa038ef4de6 | new-role <text:s text:c="5"/>|</text:p>
          <text:p text:style-name="P12">+----------------------------------+---------------+</text:p>
        </text:list-item>
        <text:list-item>
          <text:p text:style-name="P22">List projects and note the project ID you want to assign to the role:</text:p>
          <text:p text:style-name="P7"><text:span text:style-name="T11">$</text:span> openstack project list</text:p>
          <text:p text:style-name="P12">+----------------------------------+--------------------+</text:p>
          <text:p text:style-name="P12">| ID <text:s text:c="30"/>| Name <text:s text:c="14"/>|</text:p>
          <text:p text:style-name="P12">+----------------------------------+--------------------+</text:p>
          <text:p text:style-name="P12">| 0b0b995694234521bf93c792ed44247f | new-project <text:s text:c="7"/>|</text:p>
          <text:p text:style-name="P12">| 29c09e68e6f741afa952a837e29c700b | admin <text:s text:c="13"/>|</text:p>
          <text:p text:style-name="P12">| 3a7ab11d3be74d3c9df3ede538840966 | invisible_to_admin |</text:p>
          <text:p text:style-name="P12">| 71a2c23bab884c609774c2db6fcee3d0 | service <text:s text:c="11"/>|</text:p>
          <text:p text:style-name="P12">| 87e48a8394e34d13afc2646bc85a0d8c | alt_demo <text:s text:c="10"/>|</text:p>
          <text:p text:style-name="P12">| fef7ae86615f4bf5a37c1196d09bcb95 | demo <text:s text:c="14"/>|</text:p>
          <text:p text:style-name="P12">+----------------------------------+--------------------+</text:p>
        </text:list-item>
        <text:list-item>
          <text:p text:style-name="P22">Assign a role to a user-project pair:</text:p>
          <text:p text:style-name="P7"><text:span text:style-name="T11">$</text:span> openstack role add --user USER_NAME --project TENANT_ID ROLE_NAME</text:p>
          <text:p text:style-name="P18"><text:span text:style-name="T1">For example, assign the </text:span><text:span text:style-name="Source_20_Text"><text:span text:style-name="T2">new-role</text:span></text:span><text:span text:style-name="T1"> role to the </text:span><text:span text:style-name="Source_20_Text"><text:span text:style-name="T2">demo</text:span></text:span><text:span text:style-name="T1"> and </text:span><text:span text:style-name="Source_20_Text"><text:span text:style-name="T2">test-project</text:span></text:span><text:span text:style-name="T1"> pair:</text:span></text:p>
          <text:p text:style-name="P7"><text:span text:style-name="T11">$</text:span> openstack role add --user demo --project test-project new-role</text:p>
        </text:list-item>
        <text:list-item>
          <text:p text:style-name="P22">Verify the role assignment:</text:p>
          <text:p text:style-name="P7"><text:span text:style-name="T11">$</text:span> openstack role assignment list --user USER_NAME <text:span text:style-name="T14">\</text:span></text:p>
          <text:p text:style-name="P14"><text:s text:c="2"/><text:span text:style-name="T10">--project PROJECT_ID --names</text:span></text:p>
          <text:p text:style-name="P12">+----------------------------------+-------------+---------+------+</text:p>
          <text:p text:style-name="P12">| ID <text:s text:c="30"/>| Name <text:s text:c="7"/>| Project | User |</text:p>
          <text:p text:style-name="P12"><text:soft-page-break/>+----------------------------------+-------------+---------+------+</text:p>
          <text:p text:style-name="P12">| a34425c884c74c8881496dc2c2e84ffc | new-role <text:s text:c="3"/>| demo <text:s text:c="3"/>| demo |</text:p>
          <text:p text:style-name="P12">| 04a7e3192c0745a2b1e3d2baf5a3ee0f | Member <text:s text:c="5"/>| demo <text:s text:c="3"/>| demo |</text:p>
          <text:p text:style-name="P12">| 62bcf3e27eef4f648eb72d1f9920f6e5 | anotherrole | demo <text:s text:c="3"/>| demo |</text:p>
          <text:p text:style-name="P12">+----------------------------------+-------------+---------+------+</text:p>
        </text:list-item>
      </text:list>
      <text:h text:style-name="Heading_20_3" text:outline-level="3"><text:span text:style-name="T3">View role details</text:span><text:a xlink:type="simple" xlink:href="https://docs.openstack.org/keystone/pike/admin/cli-manage-projects-users-and-roles.html#view-role-details" text:style-name="Internet_20_link" text:visited-style-name="Visited_20_Internet_20_Link"><text:span text:style-name="T6">¶</text:span></text:a></text:h>
      <text:p text:style-name="P19">View details for a specified role:</text:p>
      <text:p text:style-name="P4"><text:span text:style-name="T11">$</text:span> openstack role show ROLE_NAME</text:p>
      <text:p text:style-name="P9">+-----------+----------------------------------+</text:p>
      <text:p text:style-name="P9">| Field <text:s text:c="4"/>| Value <text:s text:c="27"/>|</text:p>
      <text:p text:style-name="P9">+-----------+----------------------------------+</text:p>
      <text:p text:style-name="P9">| domain_id | None <text:s text:c="28"/>|</text:p>
      <text:p text:style-name="P9">| id <text:s text:c="7"/>| a34425c884c74c8881496dc2c2e84ffc |</text:p>
      <text:p text:style-name="P9">| name <text:s text:c="5"/>| new-role <text:s text:c="24"/>|</text:p>
      <text:p text:style-name="P9">+-----------+----------------------------------+</text:p>
      <text:p text:style-name="P15"><draw:frame draw:style-name="fr1" draw:name="Frame1" text:anchor-type="paragraph" svg:width="9.1354in" draw:z-index="0"><draw:text-box fo:min-height="0.0161in"><text:section text:style-name="Sect1" text:name="manage-projects-users-and-roles"><text:p text:style-name="Text_20_body"/><text:section text:style-name="Sect1" text:name="roles-and-role-assignments"><text:p text:style-name="Text_20_body"/><text:section text:style-name="Sect1" text:name="remove-a-role"><text:h text:style-name="P3" text:outline-level="3"><text:span text:style-name="T12">Remove a role</text:span><text:a xlink:type="simple" xlink:href="https://docs.openstack.org/keystone/pike/admin/cli-manage-projects-users-and-roles.html#remove-a-role" text:style-name="Internet_20_link" text:visited-style-name="Visited_20_Internet_20_Link"><text:span text:style-name="T13">¶</text:span></text:a></text:h><text:p text:style-name="P16">Remove a role from a user-project pair:</text:p><text:list xml:id="list2172572867" text:style-name="L4"><text:list-item><text:p text:style-name="P23">Run the <text:span text:style-name="Strong_20_Emphasis"><text:span text:style-name="T9">openstack role remove</text:span></text:span> command:</text:p><text:p text:style-name="P8"><text:span text:style-name="T11">$</text:span> openstack role remove --user USER_NAME --project TENANT_ID ROLE_NAME</text:p></text:list-item><text:list-item><text:p text:style-name="P23">Verify the role removal:</text:p><text:p text:style-name="P8"><text:span text:style-name="T11">$</text:span> openstack role list --user USER_NAME --project TENANT_ID</text:p><text:p text:style-name="P23">If the role was removed, the command output omits the removed role.</text:p></text:list-item></text:list></text:section></text:section></text:section></draw:text-box></draw:frame><text:line-break/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Monaco, Consolas, 'Courier New', monospace"/>
    <style:font-face style:name="apple-system" svg:font-family="apple-system, BlinkMacSystemFont, 'Segoe UI', Roboto, Oxygen-Sans, Ubuntu, Cantarell, 'Helvetica Neue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22:02:08.048765403</meta:creation-date>
    <dc:date>2020-10-04T22:35:54.673788424</dc:date>
    <meta:editing-duration>PT3M26S</meta:editing-duration>
    <meta:editing-cycles>1</meta:editing-cycles>
    <meta:document-statistic meta:table-count="0" meta:image-count="0" meta:object-count="0" meta:page-count="8" meta:paragraph-count="189" meta:word-count="1254" meta:character-count="9935" meta:non-whitespace-character-count="7862"/>
    <meta:generator>LibreOffice/6.4.5.2$Linux_X86_64 LibreOffice_project/40$Build-2</meta:generator>
  </office:meta>
</office:document-meta>
</file>